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8.25cm" fo:min-width="14.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3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4.5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top="0.5cm" fo:margin-bottom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5cm" svg:height="8.5cm" svg:x="5.5cm" svg:y="4cm">
          <text:p text:style-name="P1">Sinusoid <text:s text:c="12"/>hepatocyte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5cm" svg:y1="4cm" svg:x2="12.5cm" svg:y2="13cm">
          <text:p/>
        </draw:line>
        <draw:custom-shape draw:style-name="gr3" draw:text-style-name="P1" draw:layer="layout" svg:width="2.5cm" svg:height="1cm" svg:x="7cm" svg:y="2.5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cm" svg:height="1cm" svg:x="15cm" svg:y="2.5cm">
          <text:p text:style-name="P1">No flu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cm" svg:x="21.5cm" svg:y="7.5cm">
          <text:p text:style-name="P1">No flu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1cm" svg:x="15cm" svg:y="13cm">
          <text:p text:style-name="P1">No flux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cm" svg:height="2.5cm" svg:x="1cm" svg:y="7.5cm">
          <text:p text:style-name="P1">Symmetry</text:p>
          <text:p text:style-name="P1">(same as no flux)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cm" svg:height="2cm" svg:x="7cm" svg:y="13cm">
          <text:p text:style-name="P1">Fixed value and fixed flux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4" draw:layer="layout" svg:width="25.199cm" svg:height="2.629cm" svg:x="1.4cm" svg:y="0.628cm" presentation:class="title" presentation:user-transformed="true">
          <draw:text-box>
            <text:p>constants</text:p>
          </draw:text-box>
        </draw:frame>
        <draw:frame presentation:style-name="pr3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iameter of hepatocyte rescaled, 25-30 miu m</text:p>
              </text:list-item>
              <text:list-item>
                <text:p>diameter of sinusoid rescaled, 10-15 miu m</text:p>
              </text:list-item>
              <text:list-item>
                <text:p>length of sinusoid rescaled, 275 miu m <text:s text:c="14"/></text:p>
              </text:list-item>
              <text:list-item>
                <text:p/>
              </text:list-item>
              <text:list-item>
                <text:p>oxygen diffusion coefficient in sinusoid: 1.62 X 10(-5) cm2/sec. at <text:s/>37 </text:p>
              </text:list-item>
              <text:list-item>
                <text:p>Diffusion coefficient of oxygen in water: 2 (same as above). <text:s/>at 25 </text:p>
              </text:list-item>
              <text:list-item>
                <text:p>O2 (oxygen) diffusion coefficient in liver : 3.6 <text:s text:c="14"/>at 37 <text:s/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4" draw:layer="layout" svg:width="25.199cm" svg:height="13cm" svg:x="1.301cm" svg:y="1.5cm" presentation:class="outline" presentation:user-transformed="true">
          <draw:text-box>
            <text:list text:style-name="L2">
              <text:list-item>
                <text:p text:style-name="P5"><text:span text:style-name="T1">PP/PV oxygen concentration</text:span>:</text:p>
              </text:list-item>
              <text:list-item>
                <text:p text:style-name="P5">PP: 60-70 mmHg= 10-12% atmospheric pressure</text:p>
              </text:list-item>
              <text:list-item>
                <text:p text:style-name="P5">PV:25-35 mmHg= 3-5%</text:p>
              </text:list-item>
              <text:list-item>
                <text:p text:style-name="P5"/>
              </text:list-item>
              <text:list-item>
                <text:p text:style-name="P5">Ideal gas law?</text:p>
              </text:list-item>
              <text:list-item>
                <text:p text:style-name="P5">PV=nRT, <text:s/>65mmHg ----&gt;n/V=P/(RT)=3.3606 mol/m3</text:p>
              </text:list-item>
              <text:list-item>
                <text:p text:style-name="P5"/>
              </text:list-item>
              <text:list-item>
                <text:p text:style-name="P5"><text:span text:style-name="T1">Michalis-Menton</text:span>:</text:p>
              </text:list-item>
              <text:list-item>
                <text:p text:style-name="P5">V_max= 0.044 mol/m3/s <text:s text:c="6"/>from Leedale</text:p>
              </text:list-item>
              <text:list-item>
                <text:p text:style-name="P5">V_max=0.0003792 <text:s text:c="15"/>from AZ ?</text:p>
              </text:list-item>
              <text:list-item>
                <text:p text:style-name="P5"/>
              </text:list-item>
              <text:list-item>
                <text:p text:style-name="P5">K=6.24e-3 mol/m3 <text:s text:c="15"/>AZ/Leedale</text:p>
              </text:list-item>
              <text:list-item>
                <text:p text:style-name="P5">PV velocity: 20-40 cm/sec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01T15:55:27.433862430</meta:creation-date>
    <meta:generator>LibreOffice/7.2.2.2$MacOSX_X86_64 LibreOffice_project/02b2acce88a210515b4a5bb2e46cbfb63fe97d56</meta:generator>
    <dc:date>2021-12-01T17:02:16.277983754</dc:date>
    <meta:editing-duration>PT24M9S</meta:editing-duration>
    <meta:editing-cycles>5</meta:editing-cycles>
    <meta:document-statistic meta:object-count="38"/>
  </office:meta>
</office:document-meta>
</file>